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text-style style:name="textstyle">
      <number:text-content/>
    </number:text-style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able-cell-properties fo:background-color="#ffff00" style:vertical-align="bottom"/>
      <style:text-properties fo:font-weight="bold" fo:font-size="18pt" fo:color="#000000"/>
      <style:paragraph-properties fo:text-align="center"/>
    </style:style>
    <style:style style:family="table-row" style:name="ro0">
      <style:table-row-properties style:row-height="7.78mm"/>
    </style:style>
    <style:style style:family="table-cell" style:name="cel1">
      <style:table-cell-properties style:vertical-align="bottom"/>
      <style:text-properties fo:font-size="18pt" fo:color="#000000"/>
      <style:paragraph-properties fo:text-align="center"/>
    </style:style>
    <style:style style:family="table-cell" style:name="cel2">
      <style:table-cell-properties fo:background-color="#008000" style:vertical-align="bottom"/>
      <style:text-properties/>
      <style:paragraph-properties fo:text-align="center"/>
    </style:style>
    <style:style style:family="table-cell" style:name="cel3">
      <style:text-properties fo:font-size="18pt" fo:color="#000000"/>
    </style:style>
    <style:style style:family="table-cell" style:name="cel4">
      <style:table-cell-properties fo:background-color="#ff0000" style:vertical-align="bottom"/>
      <style:text-properties/>
      <style:paragraph-properties fo:text-align="center"/>
    </style:style>
    <style:style style:family="table-column" style:name="co0">
      <style:table-column-properties style:column-width="53.38mm"/>
    </style:style>
    <style:style style:family="table-column" style:name="co1">
      <style:table-column-properties style:column-width="43.57mm"/>
    </style:style>
    <style:style style:family="table-column" style:name="co2">
      <style:table-column-properties style:column-width="43.019999999999996mm"/>
    </style:style>
    <style:style style:family="table-column" style:name="co3">
      <style:table-column-properties style:column-width="43.29mm"/>
    </style:style>
    <style:style style:family="table-column" style:name="co4">
      <style:table-column-properties style:column-width="55.83mm"/>
    </style:style>
    <style:style style:family="table-column" style:name="co5">
      <style:table-column-properties style:column-width="60.730000000000004mm"/>
    </style:style>
    <style:style style:family="table-column" style:name="co6">
      <style:table-column-properties style:column-width="34.03mm"/>
    </style:style>
  </office:automatic-styles>
  <office:body>
    <office:spreadsheet>
      <table:table table:name="Sheet1">
        <table:table-column table:style-name="co0" table:default-cell-style-name="cel1"/>
        <table:table-column table:style-name="co1" table:default-cell-style-name="cel1"/>
        <table:table-column table:style-name="co2" table:default-cell-style-name="cel1"/>
        <table:table-column table:style-name="co3" table:default-cell-style-name="cel1"/>
        <table:table-column table:style-name="co4" table:default-cell-style-name="cel1"/>
        <table:table-column table:style-name="co5" table:default-cell-style-name="cel1"/>
        <table:table-column table:style-name="co6" table:default-cell-style-name="cel2"/>
        <table:table-column table:style-name="co6" table:default-cell-style-name="cel3"/>
        <table:table-row table:style-name="ro0">
          <table:table-cell table:style-name="cel0" office:value-type="string">
            <text:p>Principle</text:p>
          </table:table-cell>
          <table:table-cell table:style-name="cel0" office:value-type="string">
            <text:p>Rate<text:s/>of<text:s/>Interest<text:s/></text:p>
          </table:table-cell>
          <table:table-cell table:number-columns-repeated="2" table:number-columns-spanned="2" table:style-name="cel0" office:value-type="string">
            <text:p>Period</text:p>
          </table:table-cell>
          <table:table-cell table:style-name="cel0" office:value-type="string">
            <text:p>Frequency</text:p>
          </table:table-cell>
          <table:table-cell table:style-name="cel0" office:value-type="string">
            <text:p>Maturity<text:s/>Value<text:s/></text:p>
          </table:table-cell>
          <table:table-cell table:style-name="cel0" office:value-type="string">
            <text:p>Expected</text:p>
          </table:table-cell>
          <table:table-cell table:style-name="cel0" office:value-type="string">
            <text:p>Actual</text:p>
          </table:table-cell>
        </table:table-row>
        <table:table-row table:style-name="ro0">
          <table:table-cell table:style-name="cel1" office:value-type="string">
            <text:p>20000</text:p>
          </table:table-cell>
          <table:table-cell table:style-name="cel1" office:value-type="string">
            <text:p>10</text:p>
          </table:table-cell>
          <table:table-cell table:style-name="cel1" office:value-type="string">
            <text:p>2</text:p>
          </table:table-cell>
          <table:table-cell table:style-name="cel1" office:value-type="string">
            <text:p>year(s)</text:p>
          </table:table-cell>
          <table:table-cell table:style-name="cel1" office:value-type="string">
            <text:p>Simple<text:s/>Interest</text:p>
          </table:table-cell>
          <table:table-cell table:style-name="cel1" office:value-type="string">
            <text:p>24000</text:p>
          </table:table-cell>
          <table:table-cell table:style-name="cel2" office:value-type="string">
            <text:p>Pass</text:p>
          </table:table-cell>
          <table:table-cell table:style-name="cel3" office:value-type="string">
            <text:p>Passed</text:p>
          </table:table-cell>
        </table:table-row>
        <table:table-row table:style-name="ro0">
          <table:table-cell table:style-name="cel1" office:value-type="string">
            <text:p>40000</text:p>
          </table:table-cell>
          <table:table-cell table:style-name="cel1" office:value-type="float" office:value="15.0">
            <text:p>15.0</text:p>
          </table:table-cell>
          <table:table-cell table:style-name="cel1" office:value-type="float" office:value="5.0">
            <text:p>5.0</text:p>
          </table:table-cell>
          <table:table-cell table:style-name="cel1" office:value-type="string">
            <text:p>year(s)</text:p>
          </table:table-cell>
          <table:table-cell table:style-name="cel1" office:value-type="string">
            <text:p>Simple<text:s/>Interest</text:p>
          </table:table-cell>
          <table:table-cell table:style-name="cel1" office:value-type="string">
            <text:p>70000</text:p>
          </table:table-cell>
          <table:table-cell table:style-name="cel2" office:value-type="string">
            <text:p>Pass</text:p>
          </table:table-cell>
          <table:table-cell table:style-name="cel3" office:value-type="string">
            <text:p>Passed</text:p>
          </table:table-cell>
        </table:table-row>
        <table:table-row table:style-name="ro0">
          <table:table-cell table:style-name="cel1" office:value-type="string">
            <text:p>50000</text:p>
          </table:table-cell>
          <table:table-cell table:style-name="cel1" office:value-type="float" office:value="10.0">
            <text:p>10.0</text:p>
          </table:table-cell>
          <table:table-cell table:style-name="cel1" office:value-type="float" office:value="3.0">
            <text:p>3.0</text:p>
          </table:table-cell>
          <table:table-cell table:style-name="cel1" office:value-type="string">
            <text:p>month(s)</text:p>
          </table:table-cell>
          <table:table-cell table:style-name="cel1" office:value-type="string">
            <text:p>Simple<text:s/>Interest</text:p>
          </table:table-cell>
          <table:table-cell table:style-name="cel1" office:value-type="string">
            <text:p>51250</text:p>
          </table:table-cell>
          <table:table-cell table:style-name="cel2" office:value-type="string">
            <text:p>Pass</text:p>
          </table:table-cell>
          <table:table-cell table:style-name="cel3" office:value-type="string">
            <text:p>Passed</text:p>
          </table:table-cell>
        </table:table-row>
        <table:table-row table:style-name="ro0">
          <table:table-cell table:style-name="cel1" office:value-type="string">
            <text:p>75000</text:p>
          </table:table-cell>
          <table:table-cell table:style-name="cel1" office:value-type="string">
            <text:p>12</text:p>
          </table:table-cell>
          <table:table-cell table:style-name="cel1" office:value-type="float" office:value="2.0">
            <text:p>2.0</text:p>
          </table:table-cell>
          <table:table-cell table:style-name="cel1" office:value-type="string">
            <text:p>month(s)</text:p>
          </table:table-cell>
          <table:table-cell table:style-name="cel1" office:value-type="string">
            <text:p>Simple<text:s/>Interest</text:p>
          </table:table-cell>
          <table:table-cell table:style-name="cel1" office:value-type="string">
            <text:p>76500</text:p>
          </table:table-cell>
          <table:table-cell table:style-name="cel2" office:value-type="string">
            <text:p>Pass</text:p>
          </table:table-cell>
          <table:table-cell table:style-name="cel3" office:value-type="string">
            <text:p>Passed</text:p>
          </table:table-cell>
        </table:table-row>
        <table:table-row table:style-name="ro0">
          <table:table-cell table:style-name="cel1" office:value-type="string">
            <text:p>75000</text:p>
          </table:table-cell>
          <table:table-cell table:style-name="cel1" office:value-type="string">
            <text:p>12</text:p>
          </table:table-cell>
          <table:table-cell table:style-name="cel1" office:value-type="float" office:value="2.0">
            <text:p>2.0</text:p>
          </table:table-cell>
          <table:table-cell table:style-name="cel1" office:value-type="string">
            <text:p>day(s)</text:p>
          </table:table-cell>
          <table:table-cell table:style-name="cel1" office:value-type="string">
            <text:p>Simple<text:s/>Interest</text:p>
          </table:table-cell>
          <table:table-cell table:style-name="cel1" office:value-type="float" office:value="75045.0">
            <text:p>75045.0</text:p>
          </table:table-cell>
          <table:table-cell table:style-name="cel4" office:value-type="string">
            <text:p>Fail</text:p>
          </table:table-cell>
          <table:table-cell table:style-name="cel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office:version="1.2"/>
</file>